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Italic" svg:font-family="Utopia-Italic, 'MS Mincho'" style:font-pitch="variable"/>
    <style:font-face style:name="Utopia" svg:font-family="Utopia,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9aa5a"/>
    </style:style>
    <style:style style:name="P2" style:family="paragraph" style:parent-style-name="Chapter_20_Title" style:master-page-name="Standard">
      <style:paragraph-properties style:page-number="auto"/>
    </style:style>
    <style:style style:name="P3" style:family="paragraph" style:parent-style-name="Code">
      <style:text-properties officeooo:rsid="002b1832" officeooo:paragraph-rsid="00081927"/>
    </style:style>
    <style:style style:name="P4" style:family="paragraph" style:parent-style-name="Code">
      <style:text-properties officeooo:paragraph-rsid="00081927"/>
    </style:style>
    <style:style style:name="P5" style:family="paragraph" style:parent-style-name="Code">
      <style:text-properties officeooo:paragraph-rsid="000b1504"/>
    </style:style>
    <style:style style:name="P6" style:family="paragraph" style:parent-style-name="Code">
      <style:text-properties fo:color="#000000" style:font-name="TheSansMonoConNormal1" fo:font-size="10pt" fo:language="en" fo:country="US" fo:font-weight="normal" officeooo:rsid="003372dc" officeooo:paragraph-rsid="000b1504" style:font-name-asian="Times New Roman" style:font-size-asian="10pt" style:language-asian="en" style:country-asian="US" style:font-weight-asian="normal" style:font-name-complex="Times New Roman" style:font-size-complex="10pt" style:language-complex="ar" style:country-complex="SA"/>
    </style:style>
    <style:style style:name="P7" style:family="paragraph" style:parent-style-name="Standard">
      <style:paragraph-properties fo:text-align="justify" style:justify-single-word="false"/>
    </style:style>
    <style:style style:name="P8"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fo:language="none" fo:country="none" style:font-name-complex="Times" text:display="tru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style:font-name-asian="Times New Roman" style:font-name-complex="Times New Roman" style:language-complex="ar" style:country-complex="SA"/>
    </style:style>
    <style:style style:name="T5" style:family="text">
      <style:text-properties fo:language="en" fo:country="US" officeooo:rsid="0009aa5a" style:font-name-asian="Times New Roman" style:font-name-complex="Times New Roman" style:language-complex="ar" style:country-complex="SA"/>
    </style:style>
    <style:style style:name="T6" style:family="text">
      <style:text-properties fo:language="en" fo:country="US" officeooo:rsid="000b1504" style:font-name-asian="Times New Roman" style:font-name-complex="Times New Roman" style:language-complex="ar" style:country-complex="SA"/>
    </style:style>
    <style:style style:name="T7" style:family="text">
      <style:text-properties fo:language="en" fo:country="US" fo:font-weight="normal" officeooo:rsid="0009aa5a" style:font-name-asian="Times New Roman" style:font-weight-asian="normal" style:font-name-complex="Times New Roman" style:language-complex="ar" style:country-complex="SA" style:font-weight-complex="normal"/>
    </style:style>
    <style:style style:name="T8" style:family="text">
      <style:text-properties fo:font-weight="bold" style:font-weight-asian="bold"/>
    </style:style>
    <style:style style:name="T9" style:family="text">
      <style:text-properties fo:font-weight="bold" officeooo:rsid="00081927" style:font-weight-asian="bold"/>
    </style:style>
    <style:style style:name="T10" style:family="text">
      <style:text-properties fo:font-weight="bold" style:font-weight-asian="bold" style:font-weight-complex="bold"/>
    </style:style>
    <style:style style:name="T11" style:family="text">
      <style:text-properties fo:font-weight="bold" officeooo:rsid="0009aa5a" style:font-weight-asian="bold" style:font-weight-complex="bold"/>
    </style:style>
    <style:style style:name="T12" style:family="text">
      <style:text-properties style:font-name-asian="TheSansMonoConNormal2"/>
    </style:style>
    <style:style style:name="T13" style:family="text">
      <style:text-properties officeooo:rsid="00081927" style:font-name-asian="TheSansMonoConNormal2"/>
    </style:style>
    <style:style style:name="T14" style:family="text">
      <style:text-properties style:font-name="Utopia-Italic" style:font-name-complex="Utopia-Italic"/>
    </style:style>
    <style:style style:name="T15" style:family="text">
      <style:text-properties officeooo:rsid="00079fb4"/>
    </style:style>
    <style:style style:name="T16" style:family="text">
      <style:text-properties officeooo:rsid="00081927"/>
    </style:style>
    <style:style style:name="T17" style:family="text">
      <style:text-properties fo:color="#000000" style:font-name="TheSansMonoConNormal1" fo:font-size="10pt" fo:language="en" fo:country="US" fo:font-weight="normal" officeooo:rsid="0021e2ba" style:font-name-asian="Times New Roman" style:font-size-asian="10pt" style:language-asian="en" style:country-asian="US" style:font-weight-asian="normal" style:font-name-complex="Times New Roman" style:font-size-complex="10pt" style:language-complex="ar" style:country-complex="SA"/>
    </style:style>
    <style:style style:name="T18" style:family="text">
      <style:text-properties fo:color="#000000" style:font-name="TheSansMonoConNormal1" fo:font-size="10pt" fo:language="en" fo:country="US" fo:font-weight="normal" officeooo:rsid="002b1832" style:font-name-asian="Times New Roman" style:font-size-asian="10pt" style:language-asian="en" style:country-asian="US" style:font-weight-asian="normal" style:font-name-complex="Times New Roman" style:font-size-complex="10pt" style:language-complex="ar" style:country-complex="SA"/>
    </style:style>
    <style:style style:name="T19" style:family="text">
      <style:text-properties fo:color="#000000" style:font-name="TheSansMonoConNormal1" fo:font-size="10pt" fo:language="en" fo:country="US" fo:font-weight="normal" officeooo:rsid="00081927" style:font-name-asian="Times New Roman" style:font-size-asian="10pt" style:language-asian="en" style:country-asian="US" style:font-weight-asian="normal" style:font-name-complex="Times New Roman" style:font-size-complex="10pt" style:language-complex="ar" style:country-complex="SA"/>
    </style:style>
    <style:style style:name="T20" style:family="text">
      <style:text-properties fo:color="#000000" style:font-name="TheSansMonoConNormal1" fo:font-size="10pt" fo:language="en" fo:country="US" fo:font-weight="normal" officeooo:rsid="0009aa5a" style:font-name-asian="Times New Roman" style:font-size-asian="10pt" style:language-asian="en" style:country-asian="US" style:font-weight-asian="normal" style:font-name-complex="Times New Roman" style:font-size-complex="10pt" style:language-complex="ar" style:country-complex="SA"/>
    </style:style>
    <style:style style:name="T21" style:family="text">
      <style:text-properties fo:color="#000000" style:font-name="TheSansMonoConNormal1" fo:font-size="10pt" fo:language="en" fo:country="US" fo:font-weight="normal" officeooo:rsid="000b1504" style:font-name-asian="Times New Roman" style:font-size-asian="10pt" style:language-asian="en" style:country-asian="US" style:font-weight-asian="normal" style:font-name-complex="Times New Roman" style:font-size-complex="10pt" style:language-complex="ar" style:country-complex="SA"/>
    </style:style>
    <style:style style:name="T22" style:family="text">
      <style:text-properties fo:color="#000000" style:font-name="TheSansMonoConNormal1" fo:font-size="10pt" fo:language="en" fo:country="US" fo:font-weight="normal" officeooo:rsid="003266c2" style:font-name-asian="Times New Roman" style:font-size-asian="10pt" style:language-asian="en" style:country-asian="US" style:font-weight-asian="normal" style:font-name-complex="Times New Roman" style:font-size-complex="10pt" style:language-complex="ar" style:country-complex="SA"/>
    </style:style>
    <style:style style:name="T23" style:family="text">
      <style:text-properties style:font-name-asian="TheSansMonoConNormal2"/>
    </style:style>
    <style:style style:name="T24" style:family="text">
      <style:text-properties officeooo:rsid="002b1832" style:font-name-asian="TheSansMonoConNormal2"/>
    </style:style>
    <style:style style:name="T25" style:family="text">
      <style:text-properties officeooo:rsid="00232823" style:font-name-asian="TheSansMonoConNormal2"/>
    </style:style>
    <style:style style:name="T26" style:family="text">
      <style:text-properties officeooo:rsid="002b1832"/>
    </style:style>
    <style:style style:name="T27" style:family="text">
      <style:text-properties officeooo:rsid="0021e2ba"/>
    </style:style>
    <style:style style:name="T28" style:family="text">
      <style:text-properties officeooo:rsid="00251cd7"/>
    </style:style>
    <style:style style:name="T29" style:family="text">
      <style:text-properties style:use-window-font-color="true" style:font-name="Times New Roman" fo:font-size="11.5pt" fo:language="en" fo:country="US" officeooo:rsid="00081927" style:font-name-asian="Times New Roman" style:font-size-asian="11.5pt" style:font-name-complex="Times New Roman" style:font-size-complex="10pt" style:language-complex="ar" style:country-complex="SA"/>
    </style:style>
    <style:style style:name="T30" style:family="text">
      <style:text-properties style:use-window-font-color="true" style:font-name="Times New Roman" fo:font-size="11.5pt" fo:language="en" fo:country="US" officeooo:rsid="000b1504" style:font-name-asian="Times New Roman" style:font-size-asian="11.5pt" style:font-name-complex="Times New Roman" style:font-size-complex="10pt" style:language-complex="ar" style:country-complex="SA"/>
    </style:style>
    <style:style style:name="T31" style:family="text">
      <style:text-properties officeooo:rsid="0009aa5a"/>
    </style:style>
    <style:style style:name="T32" style:family="text">
      <style:text-properties fo:font-weight="normal" officeooo:rsid="0009aa5a" style:font-weight-asian="normal" style:font-weight-complex="normal"/>
    </style:style>
    <style:style style:name="T33" style:family="text">
      <style:text-properties officeooo:rsid="000b1504"/>
    </style:style>
    <style:style style:name="T34" style:family="text">
      <style:text-properties officeooo:rsid="003372dc"/>
    </style:style>
    <style:style style:name="T35" style:family="text">
      <style:text-properties officeooo:rsid="00326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named Functions</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text:span text:style-name="T2">,</text:span> and your program would be much easier to read if you could put its functionality directly in the call to the standard algorithm. A feature in<text:span text:style-name="T15">troduced in</text:span> C++ 11 <text:span text:style-name="T15">and expanded in C++ 14 </text:span>permits exactly that.</text:p>
      <text:h text:style-name="Heading_20_1" text:outline-level="1"><text:bookmark-start text:name="lambdas"/>Lambdas</text:h>
      <text:p text:style-name="Body_20_Text_20_First">C++ <text:span text:style-name="T15">20</text:span> lets you define a function as an expression. You can pass this function to an algorithm, save it in a variable, or call it immediately. Such a function is called a <text:span text:style-name="Emphasis">lambda</text:span><text:span text:style-name="Emphasis"><text:span text:style-name="T2">,</text:span></text:span> for reasons that only a computer scientist would understand or even care about. If you aren’t a computer scientist, don’t worry<text:span text:style-name="T2">,</text:span> and just realize that when the nerds talk about lambdas, they are just talking about unnamed functions. As a quick introduction, Listing 2<text:span text:style-name="T16">4</text:span>-1 rewrites Listing 22-1 to use a lambda.</text:p>
      <text:p text:style-name="Code_20_Caption"><text:span text:style-name="T8">Listing</text:span><text:span text:style-name="T3"> </text:span><text:span text:style-name="T8">2</text:span><text:span text:style-name="T9">4</text:span><text:span text:style-name="T8">-1.</text:span> Calling <text:span text:style-name="Code_20_Inline">transform</text:span> to Apply a<text:span text:style-name="T2"> </text:span>Lambda to Each Element of an Array</text:p>
      <text:p text:style-name="P4">#include &lt;iostream&gt;</text:p>
      <text:p text:style-name="P3">#include &lt;iterator&gt;</text:p>
      <text:p text:style-name="P4">#include &lt;<text:span text:style-name="T17">ranges</text:span>&gt;</text:p>
      <text:p text:style-name="P4"><text:soft-page-break/></text:p>
      <text:p text:style-name="P4">int main()</text:p>
      <text:p text:style-name="P4">{</text:p>
      <text:p text:style-name="P4"><text:span text:style-name="T12"><text:s text:c="3"/></text:span><text:span text:style-name="T24">auto data{ </text:span>std::<text:span text:style-name="T27">ranges::</text:span>istream_<text:span text:style-name="T17">view</text:span>&lt;int&gt;(std::cin)</text:p>
      <text:p text:style-name="P4"><text:span text:style-name="T12"><text:s text:c="14"/></text:span><text:span text:style-name="T25">| </text:span>std::<text:span text:style-name="T28">ranges::views::</text:span>transform(<text:span text:style-name="T19">[](int i) { return i * 2; }</text:span>)</text:p>
      <text:p text:style-name="P4"><text:span text:style-name="T12"><text:s text:c="14"/></text:span><text:span text:style-name="T25">| </text:span>std::<text:span text:style-name="T28">ranges::views::</text:span>transform(<text:span text:style-name="T19">[](int i) { return i + 3; }</text:span>)</text:p>
      <text:p text:style-name="P4"><text:s text:c="3"/><text:span text:style-name="T26">};</text:span></text:p>
      <text:p text:style-name="P4"><text:s text:c="2"/><text:span text:style-name="T12"><text:s/></text:span><text:span text:style-name="T18">for (auto element : </text:span><text:span text:style-name="T26">data</text:span><text:span text:style-name="T18">)</text:span></text:p>
      <text:p text:style-name="P4"><text:span text:style-name="T18"><text:s text:c="6"/></text:span>std::cout <text:span text:style-name="T26">&lt;&lt; element &lt;&lt; '\n'</text:span>;</text:p>
      <text:p text:style-name="P4">}</text:p>
      <text:p text:style-name="Body_20_Text_20_Cont">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Body_20_Text_20_Cont">That’s right, the function’s return type. <text:span text:style-name="T29">T</text:span>he compiler <text:span text:style-name="T16">tries to </text:span>deduce the function’s type from the type of the return expression. In this case, the return type is <text:span text:style-name="Code_20_Inline">int</text:span>.</text:p>
      <text:p text:style-name="Body_20_Text_20_Cont">With a lambda, the program is slightly shorter and much easier to read. You don’t have to hunt for the definition of <text:span text:style-name="Code_20_Inline">times_two()</text:span> to learn what it does. (Not all functions are named so clearly.) But lambdas are even more powerful and can do things that ordinary functions can’t. Take a look at Listing 2<text:span text:style-name="T16">4</text:span>-2 to see what I mean.</text:p>
      <text:p text:style-name="Code_20_Caption"><text:span text:style-name="T8">Listing</text:span><text:span text:style-name="T3"> </text:span><text:span text:style-name="T8">2</text:span><text:span text:style-name="T9">4</text:span><text:span text:style-name="T8">-2.</text:span> Using a Lambda to Access Local Variables</text:p>
      <text:p text:style-name="Code">#include &lt;iostream&gt;</text:p>
      <text:p text:style-name="Code">#include &lt;<text:span text:style-name="T19">ranges</text:span>&gt;</text:p>
      <text:p text:style-name="Code">#include &lt;vector&gt;</text:p>
      <text:p text:style-name="Code"/>
      <text:p text:style-name="Code">int main()</text:p>
      <text:p text:style-name="Code">{</text:p>
      <text:p text:style-name="Code"><text:span text:style-name="T12"><text:s text:c="3"/></text:span>std::cout &lt;&lt; "Multiplier: ";</text:p>
      <text:p text:style-name="Code"><text:span text:style-name="T12"><text:s text:c="3"/></text:span>int multiplier{};</text:p>
      <text:p text:style-name="Code"><text:span text:style-name="T12"><text:s text:c="3"/></text:span>std::cin &gt;&gt; multiplier;</text:p>
      <text:p text:style-name="P4"><text:span text:style-name="T12"><text:s/></text:span></text:p>
      <text:p text:style-name="P4"><text:span text:style-name="T12"><text:s text:c="3"/></text:span><text:span text:style-name="T13">auto data{</text:span></text:p>
      <text:p text:style-name="P4"><text:span text:style-name="T13"><text:s text:c="6"/>std::istream_view&lt;int&gt;(std::cin)</text:span></text:p>
      <text:p text:style-name="Code"><text:span text:style-name="T13"><text:s text:c="6"/>| std::views::transform([multiplier](int i) { return i * multiplier; })</text:span></text:p>
      <text:p text:style-name="Code"><text:span text:style-name="T13"><text:s text:c="3"/>};</text:span></text:p>
      <text:p text:style-name="Code"/>
      <text:p text:style-name="P4"><text:span text:style-name="T12"><text:s text:c="3"/></text:span>std::cout &lt;&lt; "Data:\n";</text:p>
      <text:p text:style-name="P4"><text:span text:style-name="T12"><text:s text:c="3"/></text:span>std::<text:span text:style-name="T16">ranges::</text:span>copy(data,<text:span text:style-name="T12"> </text:span>std::ostream_iterator&lt;int&gt;(std::cout, "\n"));</text:p>
      <text:p text:style-name="Code">}</text:p>
      <text:p text:style-name="Body_20_Text_20_Cont"><text:soft-page-break/>Predict the output if the program’s input is as follows:</text:p>
      <text:p text:style-name="Code">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first number is the multiplier, and the remaining numbers are multiplied by it, yielding</text:p>
      <text:p text:style-name="Code">4</text:p>
      <text:p text:style-name="Code">8</text:p>
      <text:p text:style-name="Code">12</text:p>
      <text:p text:style-name="Code">16</text:p>
      <text:p text:style-name="Code">20</text:p>
      <text:p text:style-name="Body_20_Text_20_Cont">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text:bookmark-start text:name="name"/><text:bookmark-end text:name="lambdas"/>Naming an Unnamed Function</text:h>
      <text:p text:style-name="Body_20_Text_20_First">Although a lambda is an unnamed function, you can give it a name by assigning the lambda to a variable. This is a case where you probably want to declare the variable using the <text:span text:style-name="Code_20_Inline">auto</text:span> keyword<text:span text:style-name="T2">,</text:span> so you don’t have to think about the type of the lambda that is the variable’s initial value:</text:p>
      <text:p text:style-name="Code">auto times_three = [](int i) { return i * 3; };</text:p>
      <text:p text:style-name="Body_20_Text_20_Cont">Once you assign a lambda to a variable, you can call that variable as though it were an ordinary function:</text:p>
      <text:p text:style-name="Code">int forty_two{ times_three(14) };</text:p>
      <text:p text:style-name="Body_20_Text_20_Cont"><text:soft-page-break/>The advantage of naming a lambda is that you can call it more than once in the same function. In this way, you get the benefit of self-documenting code with a well-chosen name and the benefit of a local definition.</text:p>
      <text:p text:style-name="Body_20_Text_20_Cont">If you don’t want to use <text:span text:style-name="Code_20_Inline">auto</text:span>, the standard library can help. In the <text:span text:style-name="Code_20_Inline">&lt;functional&gt;</text:span> header is the type <text:span text:style-name="Code_20_Inline">std::functio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Body_20_Text_20_Cont">The actual type of a lambda is more complicated, but the compiler knows how to convert that type to the matching <text:span text:style-name="Code_20_Inline">std::function&lt;&gt;</text:span> type. <text:span text:style-name="T31">Using </text:span><text:span text:style-name="Code_20_Inline"><text:span text:style-name="T5">auto</text:span></text:span><text:span text:style-name="T31"> is preferred because calling a </text:span><text:span text:style-name="Code_20_Inline"><text:span text:style-name="T5">std::function</text:span></text:span><text:span text:style-name="T31"> incurs a small cost that an </text:span><text:span text:style-name="Code_20_Inline"><text:span text:style-name="T5">auto</text:span></text:span><text:span text:style-name="T31"> lambda does not.</text:span></text:p>
      <text:h text:style-name="Heading_20_1" text:outline-level="1"><text:bookmark-start text:name="local"/><text:bookmark-end text:name="name"/>Capturing Local Variables</text:h>
      <text:p text:style-name="Body_20_Text_20_First">Naming a local variable in the lambda’s square brackets is called <text:span text:style-name="Emphasis">capturing</text:span> the variable’<text:span text:style-name="T31">s value</text:span>. If you do not capture a variable, you cannot use it in the lambda, so the lambda would be able to use only its function parameters.</text:p>
      <text:p text:style-name="Body_20_Text_20_Cont"><text:span text:style-name="Strong_20_Emphasis">Read the program in Listing 2</text:span><text:span text:style-name="Strong_20_Emphasis"><text:span text:style-name="T16">4</text:span></text:span><text:span text:style-name="Strong_20_Emphasis">-3.</text:span> Think about how it captures the local variable, <text:span text:style-name="Code_20_Inline">multiplier</text:span>.</text:p>
      <text:p text:style-name="Code_20_Caption"><text:span text:style-name="T8">Listing</text:span><text:span text:style-name="T3"> </text:span><text:span text:style-name="T8">2</text:span><text:span text:style-name="T9">4</text:span><text:span text:style-name="T8">-3.</text:span> Using a Lambda to Access Local Variables</text:p>
      <text:p text:style-name="Code">#include &lt;iostream&gt;</text:p>
      <text:p text:style-name="Code">#include &lt;<text:span text:style-name="T20">ranges</text:span>&gt;</text:p>
      <text:p text:style-name="Code">#include &lt;vector&gt;</text:p>
      <text:p text:style-name="Code"/>
      <text:p text:style-name="Code">int main()</text:p>
      <text:p text:style-name="Code">{</text:p>
      <text:p text:style-name="Code"><text:span text:style-name="T12"><text:s text:c="3"/></text:span>std::vector&lt;int&gt; data{ 1, 2, 3 };</text:p>
      <text:p text:style-name="Code"/>
      <text:p text:style-name="Code"><text:span text:style-name="T12"><text:s text:c="3"/></text:span>int multiplier{3};</text:p>
      <text:p text:style-name="Code"><text:span text:style-name="T12"><text:s text:c="3"/></text:span>auto times = [multiplier](int i) { return i * multiplier; };</text:p>
      <text:p text:style-name="Code"/>
      <text:p text:style-name="Code"><text:span text:style-name="T12"><text:s text:c="3"/></text:span>std::<text:span text:style-name="T31">ranges::</text:span>transform(data, data, times);</text:p>
      <text:p text:style-name="Code"/>
      <text:p text:style-name="Code"><text:span text:style-name="T12"><text:s text:c="3"/></text:span>multiplier = 20;</text:p>
      <text:p text:style-name="Code"><text:span text:style-name="T12"><text:s text:c="3"/></text:span>std::<text:span text:style-name="T31">ranges::</text:span>transform(data, data, times);</text:p>
      <text:p text:style-name="Code"><text:soft-page-break/></text:p>
      <text:p text:style-name="Code"><text:span text:style-name="T12"><text:s text:c="3"/></text:span>std::<text:span text:style-name="T31">ranges::</text:span>copy(data,<text:span text:style-name="T12"> </text:span>std::ostream_iterator&lt;int&gt;(std::cout, "\n"));</text:p>
      <text:p text:style-name="Code">}</text:p>
      <text:p text:style-name="P1"><text:span text:style-name="T32">Listing 23-3 calls yet another flavor of </text:span><text:span text:style-name="Code_20_Inline"><text:span text:style-name="T7">transform()</text:span></text:span><text:span text:style-name="T32">. Like the iterator version, it has an input and an output. In this case, data is transformed in place. Like </text:span><text:span text:style-name="Code_20_Inline"><text:span text:style-name="T7">std::views::transform</text:span></text:span><text:span text:style-name="T32">, this version operates on ranges, not iterators. The behavior is the same, calling its function arguments for every element of the range and writing that element into the output range. </text:span><text:span text:style-name="T8">Predict the output from Listing 23-3.</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Body_20_Text_20_Cont">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Body_20_Text_20_Cont">If you need your lambda to keep track of the local variable and always use its most recent value, you can capture a variable by reference by prefacing its name with an ampersand (similar to a reference function parameter), as in the following example:</text:p>
      <text:p text:style-name="Code">[&amp;multiplier](int i) { return i * multiplier; };</text:p>
      <text:p text:style-name="Body_20_Text_20_Cont"><text:span text:style-name="T10">Modify Listing 2</text:span><text:span text:style-name="T11">4</text:span><text:span text:style-name="T10">-3 to capture </text:span><text:span text:style-name="Code_20_Inline"><text:span text:style-name="T10">multiplier</text:span></text:span><text:span text:style-name="T10"> by reference.</text:span> Run the program to observe its new behavior.</text:p>
      <text:p text:style-name="Body_20_Text_20_Cont"><text:soft-page-break/>You can choose to omit the capture name to capture all local variables. Use an equal sign to capture everything by value or just an ampersand to capture everything by reference.</text:p>
      <text:p text:style-name="Code">int x{0}, y{1}, z{2};</text:p>
      <text:p text:style-name="Code">auto capture_all_by_value = [=]() { return x + y + z; };</text:p>
      <text:p text:style-name="Code">auto capture_all_by_reference = [&amp;]() { x = y = z = 0; };</text:p>
      <text:p text:style-name="Body_20_Text_20_Cont">I advise against capturing everything by default, because it leads to sloppy code. Be explicit about the variables that the lambda captures. The list of captures should be short, or else you are probably doing something wrong. Nonetheless, you will likely see other programmers capture everything, if only out of laziness, so I had to show you the syntax.</text:p>
      <text:p text:style-name="Body_20_Text_20_Cont">If you follow best practices and list individual capture names, the default is capture-by-value, so you must supply an ampersand for each name that you want to capture by reference. Feel free to mix capture-by-value and capture-by-reference.</text:p>
      <text:p text:style-name="Code">auto lambda =</text:p>
      <text:p text:style-name="Code"><text:span text:style-name="T12"><text:s text:c="3"/></text:span>[by_value, &amp;by_reference, another_by_value, &amp;another_by_reference]() {</text:p>
      <text:p text:style-name="Code"><text:span text:style-name="T12"><text:s text:c="6"/></text:span>by_reference = by_value;</text:p>
      <text:p text:style-name="Code"><text:span text:style-name="T12"><text:s text:c="6"/></text:span>another_by_reference = another_by_value;</text:p>
      <text:p text:style-name="Code"><text:span text:style-name="T12"><text:s text:c="3"/></text:span>};</text:p>
      <text:h text:style-name="Heading_20_1" text:outline-level="1"><text:bookmark-start text:name="cont"/><text:bookmark-end text:name="local"/>const Capture</text:h>
      <text:p text:style-name="Body_20_Text_20_First">Capture-by-value has one trick up its sleeve that can take you by surprise. Consider the simple program in Listing 2<text:span text:style-name="T16">4</text:span>-4.</text:p>
      <text:p text:style-name="Code_20_Caption"><text:span text:style-name="T8">Listing</text:span><text:span text:style-name="T3"> </text:span><text:span text:style-name="T8">2</text:span><text:span text:style-name="T9">4</text:span><text:span text:style-name="T8">-4.</text:span> Using a Lambda to Access Local Variables</text:p>
      <text:p text:style-name="Code">#include &lt;iostream&gt;</text:p>
      <text:p text:style-name="Code"/>
      <text:p text:style-name="Code">int main()</text:p>
      <text:p text:style-name="Code">{</text:p>
      <text:p text:style-name="Code"><text:span text:style-name="T12"><text:s text:c="3"/></text:span>int x{0};</text:p>
      <text:p text:style-name="Code"><text:span text:style-name="T12"><text:s text:c="3"/></text:span>auto lambda = [x](int y) {</text:p>
      <text:p text:style-name="Code"><text:span text:style-name="T12"><text:s text:c="6"/></text:span>x = 1;</text:p>
      <text:p text:style-name="Code"><text:span text:style-name="T12"><text:s text:c="6"/></text:span>y = 2;</text:p>
      <text:p text:style-name="Code"><text:span text:style-name="T12"><text:s text:c="6"/></text:span>return x + y;</text:p>
      <text:p text:style-name="Code"><text:span text:style-name="T12"><text:s text:c="3"/></text:span>};</text:p>
      <text:p text:style-name="Code"><text:span text:style-name="T12"><text:s text:c="3"/></text:span>int local{0};</text:p>
      <text:p text:style-name="Code"><text:soft-page-break/><text:span text:style-name="T12"><text:s text:c="3"/></text:span>std::cout &lt;&lt; lambda(local) &lt;&lt; ", " &lt;&lt; x &lt;&lt; ", " &lt;&lt; local &lt;&lt; '\n';</text:p>
      <text:p text:style-name="Code"/>
      <text:p text:style-name="Code">}</text:p>
      <text:p text:style-name="Body_20_Text_20_Cont"><text:span text:style-name="Strong_20_Emphasis">What do you expect to happen when you run this program?</text:span></text:p>
      <text:p text:style-name="Body_20_Text_20_Cont"/>
      <text:p text:style-name="Body_20_Text_20_Cont"/>
      <text:p text:style-name="Body_20_Text_20_Cont">_____________________________________________________________</text:p>
      <text:p text:style-name="Body_20_Text_20_Cont"/>
      <text:p text:style-name="Body_20_Text_20_Cont"><text:span text:style-name="Strong_20_Emphasis">What is the surprise?</text:span></text:p>
      <text:p text:style-name="Unnumbered_20_List">_____________________________________________________________</text:p>
      <text:p text:style-name="Body_20_Text_20_Cont">You already know that function parameters are call-by-value, so the <text:span text:style-name="Code_20_Inline">y</text:span> <text:span text:style-name="Code_20_Inline">=</text:span> <text:span text:style-name="Code_20_Inline">1</text:span> assignment has no effect outside of the lambda, and <text:span text:style-name="Code_20_Inline">local</text:span> remains 0. A by-value capture is similar in that you cannot change the local variable that is captured (<text:span text:style-name="Code_20_Inline">x</text:span> in Listing 2<text:span text:style-name="T16">4</text:span>-4). But the compiler is even pickier than that. It doesn’t let you write the assignment <text:span text:style-name="Code_20_Inline">x</text:span> <text:span text:style-name="Code_20_Inline">=</text:span> <text:span text:style-name="Code_20_Inline">1</text:span>. It’s as though every by-value capture were declared <text:span text:style-name="Code_20_Inline">const</text:span>.</text:p>
      <text:p text:style-name="Body_20_Text_20_Cont">Lambdas are different from ordinary functions in that default for by-value captures is <text:span text:style-name="Code_20_Inline">const</text:span>, and to get a non-<text:span text:style-name="Code_20_Inline">const</text:span> capture, you must explicitly tell the compiler. The keyword to use is <text:span text:style-name="Code_20_Inline">mutable</text:span>, which you put after the function parameters, as shown in Listing 2<text:span text:style-name="T16">4</text:span>-5.</text:p>
      <text:p text:style-name="Code_20_Caption"><text:span text:style-name="T8">Listing</text:span><text:span text:style-name="T3"> </text:span><text:span text:style-name="T8">2</text:span><text:span text:style-name="T9">4</text:span><text:span text:style-name="T8">-5.</text:span> Using the mutable Keyword in a Lambda</text:p>
      <text:p text:style-name="Code">#include &lt;iostream&gt;</text:p>
      <text:p text:style-name="Code"/>
      <text:p text:style-name="Code">int main()</text:p>
      <text:p text:style-name="Code">{</text:p>
      <text:p text:style-name="Code"><text:span text:style-name="T12"><text:s text:c="3"/></text:span>int x{0};</text:p>
      <text:p text:style-name="Code"><text:span text:style-name="T12"><text:s text:c="3"/></text:span>auto lambda = [x](int y) <text:span text:style-name="Code_20_Bold">mutable</text:span> {</text:p>
      <text:p text:style-name="Code"><text:span text:style-name="T12"><text:s text:c="6"/></text:span>x = 1;</text:p>
      <text:p text:style-name="Code"><text:span text:style-name="T12"><text:s text:c="6"/></text:span>y = 2;</text:p>
      <text:p text:style-name="Code"><text:span text:style-name="T12"><text:s text:c="6"/></text:span>return x + y;</text:p>
      <text:p text:style-name="Code"><text:span text:style-name="T12"><text:s text:c="3"/></text:span>};</text:p>
      <text:p text:style-name="Code"><text:span text:style-name="T12"><text:s text:c="3"/></text:span>int local{0};</text:p>
      <text:p text:style-name="Code"><text:span text:style-name="T12"><text:s text:c="3"/></text:span>std::cout &lt;&lt; lambda(local) &lt;&lt; ", " &lt;&lt; x &lt;&lt; ", " &lt;&lt; local &lt;&lt; '\n';</text:p>
      <text:p text:style-name="Code">}</text:p>
      <text:p text:style-name="Body_20_Text_20_Cont">Now the compiler lets you assign to the capture, <text:span text:style-name="Code_20_Inline">x</text:span>. The capture is still by-value, so <text:span text:style-name="Code_20_Inline">x</text:span> in <text:span text:style-name="Code_20_Inline">main()</text:span> doesn’t change. The output of the program is</text:p>
      <text:p text:style-name="Code_20_Single"><text:soft-page-break/>3, 0, 0</text:p>
      <text:p text:style-name="Body_20_Text_20_Cont">So far, I have never found an instance when I wanted to use <text:span text:style-name="Code_20_Inline">mutable</text:span>. It’s there if you need it, but you will probably never need it.</text:p>
      <text:h text:style-name="Heading_20_1" text:outline-level="1"><text:bookmark-start text:name="return"/><text:bookmark-end text:name="cont"/>Return Type</text:h>
      <text:p text:style-name="Body_20_Text_20_First">The return type of a lambda is the type of the <text:span text:style-name="Code_20_Inline"><text:span text:style-name="T4">return</text:span></text:span> expression<text:span text:style-name="T2">,</text:span> if the lambda body contains only a <text:span text:style-name="Code_20_Inline"><text:span text:style-name="T4">return</text:span></text:span> statement. But what if the lambda is more complicated <text:span text:style-name="T33">and the compiler cannot determine the return type</text:span>? <text:span text:style-name="T33">T</text:span>he syntax for a lambda does not lend itself to declaring a function return type in the usual way. Instead, the return type follows the function parameter list, with an arrow (<text:span text:style-name="Code_20_Inline"><text:span text:style-name="T4">-&gt;</text:span></text:span>) between the closing parenthesis and the return type:</text:p>
      <text:p text:style-name="Code_20_Single">[](int i) -&gt; int { return i * 2; }</text:p>
      <text:p text:style-name="Body_20_Text_20_Cont">In general, the lambda is easier to read without the explicit return type. The return type is usually obvious, but if it is not, go ahead and be explicit. Clarity trumps brevity.</text:p>
      <text:p text:style-name="Body_20_Text_20_Cont"><text:span text:style-name="Strong_20_Emphasis">Rewrite Listing 22-5 to take advantage of lambdas.</text:span> Write functions where you think functions are appropriate, and write lambdas where you think lambdas are appropriate. Compare your solution with mine in Listing 2<text:span text:style-name="T16">4</text:span>-6.</text:p>
      <text:p text:style-name="Code_20_Caption"><text:span text:style-name="T8">Listing</text:span><text:span text:style-name="T3"> </text:span><text:span text:style-name="T8">2</text:span><text:span text:style-name="T9">4</text:span><text:span text:style-name="T8">-6.</text:span> Testing for Palindromes</text:p>
      <text:p text:style-name="Code">#include &lt;iostream&gt;</text:p>
      <text:p text:style-name="Code">#include &lt;locale&gt;</text:p>
      <text:p text:style-name="P5">#include &lt;<text:span text:style-name="T21">ranges</text:span>&gt;</text:p>
      <text:p text:style-name="P5">#include &lt;string&gt;</text:p>
      <text:p text:style-name="Code"/>
      <text:p text:style-name="Code">/** Determine whether @p str is a<text:span text:style-name="T2"> </text:span>palindrome.</text:p>
      <text:p text:style-name="Code"><text:span text:style-name="T12"><text:s/></text:span>* Only letter characters are tested. Spaces and punctuation don't count.</text:p>
      <text:p text:style-name="Code"><text:span text:style-name="T12"><text:s/></text:span>* Empty strings are not palindromes because that's just too easy.</text:p>
      <text:p text:style-name="Code"><text:span text:style-name="T12"><text:s/></text:span>* @param str the string to test</text:p>
      <text:p text:style-name="Code"><text:span text:style-name="T12"><text:s/></text:span>* @return true if @p str is the same forward and backward</text:p>
      <text:p text:style-name="Code"><text:span text:style-name="T12"><text:s/></text:span>*/</text:p>
      <text:p text:style-name="P6">bool is_palindrome(std::string_view str)</text:p>
      <text:p text:style-name="P6">{</text:p>
      <text:p text:style-name="P5"><text:s text:c="2"/><text:span text:style-name="T34">auto half{ str.size() / 2 };</text:span></text:p>
      <text:p text:style-name="P5"><text:s text:c="2"/><text:span text:style-name="T35">auto letters_only{ str</text:span></text:p>
      <text:p text:style-name="P5"><text:span text:style-name="T35"><text:s text:c="5"/>| std::views::filter(</text:span><text:span text:style-name="T22">[</text:span><text:span text:style-name="T21">](char c) { return std::isalnum(c, std::locale{}); }</text:span><text:span text:style-name="T35">)</text:span></text:p>
      <text:p text:style-name="P5"><text:soft-page-break/><text:s text:c="5"/><text:span text:style-name="T33">| std::views::transform([](char c) { return std::tolower(c, std::locale{}); })</text:span></text:p>
      <text:p text:style-name="P5"><text:span text:style-name="T35"><text:s text:c="2"/>};</text:span></text:p>
      <text:p text:style-name="P5"><text:s text:c="2"/><text:span text:style-name="T35">auto reversed{ letters_only | std::views::reverse | std::views::take(half) };</text:span></text:p>
      <text:p text:style-name="P5"><text:s text:c="2"/><text:span text:style-name="T35">return std::ranges::equal(letters_only | std::views::take(half), reversed);</text:span></text:p>
      <text:p text:style-name="P6">}</text:p>
      <text:p text:style-name="P6"/>
      <text:p text:style-name="Code">int main()</text:p>
      <text:p text:style-name="Code">{</text:p>
      <text:p text:style-name="Code"><text:span text:style-name="T12"><text:s text:c="2"/></text:span>std::locale::global(std::locale{""});</text:p>
      <text:p text:style-name="Code"><text:span text:style-name="T12"><text:s text:c="2"/></text:span>std::cin.imbue(std::locale{});</text:p>
      <text:p text:style-name="Code"><text:span text:style-name="T12"><text:s text:c="2"/></text:span>std::cout.imbue(std::locale{});</text:p>
      <text:p text:style-name="Code"/>
      <text:p text:style-name="Code"><text:span text:style-name="T12"><text:s text:c="2"/></text:span>std::string line{};</text:p>
      <text:p text:style-name="Code"><text:span text:style-name="T12"><text:s text:c="2"/></text:span>while (std::getline(std::cin, line))</text:p>
      <text:p text:style-name="Code"><text:span text:style-name="T12"><text:s text:c="4"/></text:span>if (is_palindrome(line))</text:p>
      <text:p text:style-name="Code"><text:span text:style-name="T12"><text:s text:c="6"/></text:span>std::cout &lt;&lt; line &lt;&lt; '\n';</text:p>
      <text:p text:style-name="Code">}</text:p>
      <text:p text:style-name="Body_20_Text_20_Cont"><text:span text:style-name="T33">By now, you may have grown accustomed to seeing the same function in multiple forms, such as </text:span><text:span text:style-name="Code_20_Inline"><text:span text:style-name="T6">sort()</text:span></text:span><text:span text:style-name="T30"> with or without an explicit predicate</text:span>. Using one name for more than one function is called <text:span text:style-name="Emphasis"><text:span text:style-name="T14">overloading</text:span></text:span><text:alphabetical-index-mark text:string-value="overloading" text:key1="Unnamed functions"/>. This is the subject of the next Exploration.</text:p>
      <text:p text:style-name="Body_20_Text_20_Cont"><text:bookmark-end text:name="retur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Italic" svg:font-family="Utopia-Italic, 'MS Mincho'" style:font-pitch="variable"/>
    <style:font-face style:name="Utopia" svg:font-family="Utopia,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79fb4"/>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4</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7:00</meta:creation-date>
    <dc:creator>Ray Lischner</dc:creator>
    <dc:date>2020-03-06T23:19:42.254794299</dc:date>
    <meta:print-date>2009-03-19T10:05:00</meta:print-date>
    <meta:editing-cycles>11</meta:editing-cycles>
    <meta:editing-duration>PT7H52M2S</meta:editing-duration>
    <meta:generator>LibreOffice/6.3.3.2.0$Linux_X86_64 LibreOffice_project/30$Build-2</meta:generator>
    <meta:document-statistic meta:table-count="0" meta:image-count="0" meta:object-count="0" meta:page-count="9" meta:paragraph-count="177" meta:word-count="1882" meta:character-count="12251" meta:non-whitespace-character-count="10321"/>
    <meta:user-defined meta:name="Chapter Number">24</meta:user-defined>
    <meta:user-defined meta:name="ContentType">Document</meta:user-defined>
  </office:meta>
</office:document-meta>
</file>